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justify" style:justify-single-word="false"/>
      <style:text-properties fo:font-size="14pt" style:font-size-asian="14pt" style:font-size-complex="14pt"/>
    </style:style>
    <style:style style:name="P2" style:family="paragraph" style:parent-style-name="Heading_20_3">
      <style:paragraph-properties fo:text-align="justify" style:justify-single-word="false"/>
      <style:text-properties fo:font-size="14pt" fo:font-weight="bold" officeooo:paragraph-rsid="00115ce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25pt" style:text-underline-style="solid" style:text-underline-width="auto" style:text-underline-color="font-color" officeooo:rsid="00115ce3" officeooo:paragraph-rsid="00115ce3" style:font-size-asian="25pt" style:font-size-complex="25pt"/>
    </style:style>
    <style:style style:name="P4" style:family="paragraph" style:parent-style-name="Standard">
      <style:paragraph-properties fo:text-align="start" style:justify-single-word="false"/>
      <style:text-properties fo:font-size="12pt" style:text-underline-style="none" officeooo:rsid="00115ce3" officeooo:paragraph-rsid="00115ce3" style:font-size-asian="10.5pt" style:font-size-complex="12pt"/>
    </style:style>
    <style:style style:name="P5" style:family="paragraph" style:parent-style-name="Standard">
      <style:paragraph-properties fo:text-align="start" style:justify-single-word="false"/>
      <style:text-properties fo:font-size="15pt" style:text-underline-style="none" officeooo:rsid="00115ce3" officeooo:paragraph-rsid="00115ce3" style:font-size-asian="13.1000003814697pt" style:font-size-complex="15pt"/>
    </style:style>
    <style:style style:name="P6" style:family="paragraph" style:parent-style-name="Standard">
      <style:paragraph-properties fo:text-align="justify" style:justify-single-word="false"/>
      <style:text-properties fo:font-size="14pt" style:text-underline-style="none" fo:font-weight="bold" officeooo:rsid="00115ce3" officeooo:paragraph-rsid="00115ce3" style:font-size-asian="14pt" style:font-weight-asian="bold" style:font-size-complex="14pt" style:font-weight-complex="bold"/>
    </style:style>
    <style:style style:name="P7" style:family="paragraph" style:parent-style-name="Standard">
      <style:paragraph-properties fo:text-align="justify" style:justify-single-word="false"/>
      <style:text-properties officeooo:paragraph-rsid="00115ce3"/>
    </style:style>
    <style:style style:name="P8" style:family="paragraph" style:parent-style-name="Text_20_body" style:list-style-name="L1">
      <style:paragraph-properties fo:margin-top="0cm" fo:margin-bottom="0cm" style:contextual-spacing="false" fo:text-align="justify" style:justify-single-word="false"/>
      <style:text-properties fo:font-size="14pt" officeooo:paragraph-rsid="00115ce3" style:font-size-asian="14pt" style:font-size-complex="14pt"/>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1">
      <style:paragraph-properties fo:margin-top="0cm" fo:margin-bottom="0cm" style:contextual-spacing="false" fo:text-align="justify" style:justify-single-word="false"/>
    </style:style>
    <style:style style:name="P11" style:family="paragraph" style:parent-style-name="Text_20_body" style:list-style-name="L1">
      <style:paragraph-properties fo:margin-top="0cm" fo:margin-bottom="0cm" style:contextual-spacing="false" fo:text-align="justify" style:justify-single-word="false"/>
      <style:text-properties officeooo:paragraph-rsid="00115ce3"/>
    </style:style>
    <style:style style:name="P12" style:family="paragraph" style:parent-style-name="Text_20_body" style:list-style-name="L2">
      <style:paragraph-properties fo:margin-top="0cm" fo:margin-bottom="0cm" style:contextual-spacing="false" fo:text-align="justify" style:justify-single-word="false"/>
      <style:text-properties officeooo:paragraph-rsid="00115ce3"/>
    </style:style>
    <style:style style:name="T1" style:family="text">
      <style:text-properties fo:font-weight="normal" style:font-weight-asian="normal" style:font-weight-complex="normal"/>
    </style:style>
    <style:style style:name="T2" style:family="text">
      <style:text-properties fo:font-size="14pt" style:text-underline-style="none" fo:font-weight="bold" officeooo:rsid="00115ce3" style:font-size-asian="14pt" style:font-weight-asian="bold" style:font-size-complex="14pt" style:font-weight-complex="bold"/>
    </style:style>
    <style:style style:name="T3" style:family="text">
      <style:text-properties fo:font-size="14pt" style:text-underline-style="none" fo:font-weight="normal" officeooo:rsid="00115ce3" style:font-size-asian="14pt" style:font-weight-asian="normal" style:font-size-complex="14pt" style:font-weight-complex="normal"/>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style:text-underline-style="none" fo:font-weight="normal" officeooo:rsid="00115ce3" style:font-weight-asian="normal" style:font-weight-complex="normal"/>
    </style:style>
    <style:style style:name="T7" style:family="text">
      <style:text-properties style:text-underline-style="none" officeooo:rsid="00115c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STOR TAREAS</text:p>
      <text:p text:style-name="P4"/>
      <text:p text:style-name="P5"/>
      <text:p text:style-name="P6">Integrantes: <text:span text:style-name="T1">Paulino Sanchiz, Alejandro López, Taron Sargsyan, Alfonso Paya y Manuel Romo.</text:span></text:p>
      <text:p text:style-name="P6"><text:span text:style-name="T1"/></text:p>
      <text:p text:style-name="P7"><text:span text:style-name="T2">Resumen: </text:span><text:span text:style-name="T5">Para nuestro proyecto final, hemos decidido desarrollar un </text:span><text:span text:style-name="Strong_20_Emphasis"><text:span text:style-name="T5">gestor de tareas</text:span></text:span><text:span text:style-name="T5">. Este sistema permite a los usuarios gestionar proyectos y las tareas asociadas a ellos de manera eficiente y organizada. </text:span><text:span text:style-name="T3"><text:s/>El </text:span><text:span text:style-name="Strong_20_Emphasis"><text:span text:style-name="T3">gestor de tareas</text:span></text:span><text:span text:style-name="T3"> es una aplicación diseñada para facilitar la gestión de proyectos y las tareas.</text:span></text:p>
      <text:h text:style-name="P1" text:outline-level="3">Funcionalidades Principales:</text:h>
      <text:list xml:id="list2292381458" text:style-name="L1">
        <text:list-item>
          <text:p text:style-name="P9"><text:span text:style-name="Strong_20_Emphasis"><text:span text:style-name="T4">Gestión de Proyectos</text:span></text:span><text:span text:style-name="T4">:</text:span></text:p>
          <text:list>
            <text:list-item>
              <text:p text:style-name="P10"><text:span text:style-name="Strong_20_Emphasis"><text:span text:style-name="T4">Añadir Proyectos</text:span></text:span><text:span text:style-name="T4">: Los usuarios pueden crear nuevos proyectos y asignarlos a sus cuentas.</text:span></text:p>
            </text:list-item>
            <text:list-item>
              <text:p text:style-name="P10"><text:span text:style-name="Strong_20_Emphasis"><text:span text:style-name="T4">Eliminar Proyectos</text:span></text:span><text:span text:style-name="T4">: Los usuarios pueden eliminar proyectos que ya no son necesarios.</text:span></text:p>
            </text:list-item>
            <text:list-item>
              <text:p text:style-name="P10"><text:span text:style-name="Strong_20_Emphasis"><text:span text:style-name="T4">Visualizar Proyectos</text:span></text:span><text:span text:style-name="T4">: Los usuarios pueden ver los detalles de sus proyectos, incluyendo las tareas asociadas.</text:span></text:p>
            </text:list-item>
          </text:list>
        </text:list-item>
        <text:list-item>
          <text:p text:style-name="P9"><text:span text:style-name="Strong_20_Emphasis"><text:span text:style-name="T4">Gestión de Tareas</text:span></text:span><text:span text:style-name="T4">:</text:span></text:p>
        </text:list-item>
      </text:list>
      <text:list text:style-name="L2">
        <text:list-item>
          <text:list>
            <text:list-item>
              <text:p text:style-name="P12"><text:span text:style-name="Strong_20_Emphasis"><text:span text:style-name="T4">Visualizar Tareas: </text:span></text:span><text:span text:style-name="Strong_20_Emphasis"><text:span text:style-name="T5">Los usuarios pueden ver las tareas dentro de un proyecto específico y su estado actual.</text:span></text:span></text:p>
            </text:list-item>
          </text:list>
        </text:list-item>
      </text:list>
      <text:list xml:id="list43336319268754" text:continue-list="list2292381458" text:style-name="L1">
        <text:list-item>
          <text:list>
            <text:list-item>
              <text:p text:style-name="P10"><text:span text:style-name="Strong_20_Emphasis"><text:span text:style-name="T4">Añadir Tareas</text:span></text:span><text:span text:style-name="T4">: Los usuarios pueden añadir nuevas tareas a sus proyectos.</text:span></text:p>
            </text:list-item>
            <text:list-item>
              <text:p text:style-name="P10"><text:span text:style-name="Strong_20_Emphasis"><text:span text:style-name="T4">Eliminar Tareas</text:span></text:span><text:span text:style-name="T4">: Los usuarios pueden eliminar tareas que ya no son relevantes.</text:span></text:p>
            </text:list-item>
            <text:list-item>
              <text:p text:style-name="P11"><text:span text:style-name="Strong_20_Emphasis"><text:span text:style-name="T4">Estados de Tareas</text:span></text:span><text:span text:style-name="T4">:</text:span></text:p>
              <text:list>
                <text:list-item>
                  <text:p text:style-name="P8">Las tareas pueden tener uno de los tres estados siguientes:</text:p>
                  <text:list>
                    <text:list-item>
                      <text:p text:style-name="P10"><text:span text:style-name="Strong_20_Emphasis"><text:span text:style-name="T4">Pendiente</text:span></text:span><text:span text:style-name="T4">: La tarea aún no ha comenzado.</text:span></text:p>
                    </text:list-item>
                    <text:list-item>
                      <text:p text:style-name="P10"><text:span text:style-name="Strong_20_Emphasis"><text:span text:style-name="T4">En Curso</text:span></text:span><text:span text:style-name="T4">: La tarea está actualmente en progreso.</text:span></text:p>
                    </text:list-item>
                    <text:list-item>
                      <text:p text:style-name="P9"><text:span text:style-name="Strong_20_Emphasis"><text:span text:style-name="T4">Completada</text:span></text:span><text:span text:style-name="T4">: La tarea se ha terminado.</text:span></text:p>
                      <text:p text:style-name="P9"><text:span text:style-name="T4"/></text:p>
                    </text:list-item>
                  </text:list>
                </text:list-item>
              </text:list>
            </text:list-item>
          </text:list>
        </text:list-item>
      </text:list>
      <text:h text:style-name="P2" text:outline-level="3"><text:soft-page-break/><text:span text:style-name="T7">Compilación:</text:span><text:span text:style-name="T6"> Para la compilación de nuestro proyecto encontramos, en primer lugar, un txt, el cual es requisitos. Este txt contiene todas las librerías que contiene el proyecto, que al ser ejecutado las instalará. Además de esto encontramos diversos archivos .py, donde ha sido desarrollado el proyecto. Para la ejecución principal del programa encontraremos ‘login.py’, al ejecutar este .py todo el programa entrará en funcionamiento. Si no tenemos usuario lo podremos crear en ‘registrer’, que guardará la información en una base de datos, ‘usuarios.db’. Después de registrar el usuario, se iniciará la sesión. <text:s/>En este punto, empieza el gestor de tareas. Dentro se encontra una página principal, donde aparece la información del usuario, junto unos botones para editarlo y eliminarlo. En esta página también encontramos la visualización/progreso del usuario, el cual se representa en gráficas. Para crear y visualizar tareas y proyectos lo encontraremos a la parte izquierda de la pantalla. Todo los proyectos y tareas guardados, serán almacenados en un json. Por último, tenemos un archivo ‘api.py’ el cual nos permite visualizar nuestros proyectos desde cualquier lugar y en cualquier dispositivo.</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3T04:02:19.621000000</meta:creation-date>
    <dc:date>2024-05-23T04:33:34.867000000</dc:date>
    <meta:editing-duration>PT31M16S</meta:editing-duration>
    <meta:editing-cycles>1</meta:editing-cycles>
    <meta:document-statistic meta:table-count="0" meta:image-count="0" meta:object-count="0" meta:page-count="2" meta:paragraph-count="19" meta:word-count="379" meta:character-count="2434" meta:non-whitespace-character-count="2085"/>
    <meta:generator>LibreOffice/7.5.4.2$Windows_X86_64 LibreOffice_project/36ccfdc35048b057fd9854c757a8b67ec53977b6</meta:generator>
  </office:meta>
</office:document-meta>
</file>